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paragraph-properties fo:text-align="end" style:justify-single-word="false"/>
    </style:style>
    <style:style style:name="P2" style:family="paragraph" style:parent-style-name="Normal" style:master-page-name="MP0">
      <style:paragraph-properties fo:text-align="end" style:justify-single-word="false" style:page-number="auto" fo:break-before="page"/>
    </style:style>
    <style:style style:name="P3" style:family="paragraph" style:parent-style-name="List_20_Paragraph" style:list-style-name="L1"/>
    <style:style style:name="P4" style:family="paragraph" style:parent-style-name="List_20_Paragraph" style:list-style-name="L1">
      <style:text-properties officeooo:rsid="0004fef0" officeooo:paragraph-rsid="0004fef0"/>
    </style:style>
    <style:style style:name="P5" style:family="paragraph" style:parent-style-name="List_20_Paragraph" style:list-style-name="L1">
      <style:text-properties officeooo:rsid="000542ad" officeooo:paragraph-rsid="000542ad"/>
    </style:style>
    <text:list-style style:name="L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rsh Chauhan</text:p>
      <text:p text:style-name="P1">CS-321 </text:p>
      <text:p text:style-name="P1">Assignment 3</text:p>
      <text:p text:style-name="P1">02/24/2015</text:p>
      <text:list xml:id="list2865293249966092993" text:style-name="L1">
        <text:list-item>
          <text:p text:style-name="P3">Give a condition when each of the following will fail</text:p>
          <text:list>
            <text:list-item>
              <text:p text:style-name="P3">fork: <text:s/>System is out of memory </text:p>
            </text:list-item>
            <text:list-item>
              <text:p text:style-name="P3">exec: Owner of parent process does not have correct permissions to execute requested binary </text:p>
            </text:list-item>
            <text:list-item>
              <text:p text:style-name="P3">unlink: The file passed in *pathname does not exist.</text:p>
            </text:list-item>
          </text:list>
        </text:list-item>
        <text:list-item>
          <text:p text:style-name="P3">Yes, it is important for a programmer to know which library procedures result in a system call. A CPU is only able to execute one instruction at a time, in most cases system calls are used to access system services which means that the process has to execute a trap instruction. While the operating system provides abstraction on how the trap instruction and subsequent assembly code is executed, the programmer still needs to know that executing the system call will halt all other processes on that CPU and that code will run in kernel space. On a single CPU machine any system call execution will halt all other processes and the programmer should be aware of that.</text:p>
        </text:list-item>
        <text:list-item>
          <text:p text:style-name="P3"><text:s/>No, if a single threaded process is waiting for keyboard input it is in the blocked state and cannot fork since further execution will happen only after input is received.</text:p>
        </text:list-item>
        <text:list-item>
          <text:p text:style-name="P3">User-level threads are been used for the webserver. As shown in the example whenever the content requested is not present in the page cache, the thread makes a read system call. This leads to a trap instruction being issued, moving the thread from user space to kernel space. This prevents any buggy code from running in kernel space since the only code that runs in kernel space is the read system call. </text:p>
        </text:list-item>
        <text:list-item>
          <text:p text:style-name="P3">Let us consider a web-server dedicated to running backups at certain predefined intervals (e.g. every 1 hour). This web-server is guaranteed to get only 1 request/ hour and that request contains the entire contents of the disk that is being backed-up. When this request is received, the data is first stored into memory before a blocking write system call is executed to copy the data from memory to disk. As long as the web-server can guarantee that the write operation finishes within the next 60 minutes there will be no missed requests or slow response experienced by the user. </text:p>
        </text:list-item>
      </text:list>
      <text:p text:style-name="List_20_Paragraph"><text:soft-page-break/></text:p>
      <text:list xml:id="list114447361114214" text:continue-numbering="true" text:style-name="L1">
        <text:list-item>
          <text:p text:style-name="P3">Unlike with processes, threads do not have a scheduler that makes sure that each thread gets a fair share of the processes’ quantum. Thus, it is the responsibility of each thread to provide a fair opportunity for other threads to run. One way threads do this is by calling thread_yield. A thread should voluntarily give up the CPU once it has finished its task and by calling thread_yield it can precisely control at what moment it gives up the CPU to be used by other threads. Since, it has already finished its task; it does not care about the chance that it may never get the CPU back.</text:p>
        </text:list-item>
      </text:list>
      <text:p text:style-name="List_20_Paragraph"/>
      <text:list xml:id="list114447671299568" text:continue-numbering="true" text:style-name="L1">
        <text:list-item>
          <text:p text:style-name="P4">Yes, a race condition is possible on multiprocessors since they still share memory. If two processes running on different processors access the same region of memory at the same time, then we got ourselves a race condition. </text:p>
        </text:list-item>
        <text:list-item>
          <text:p text:style-name="P5"/>
        </text:list-item>
      </text:list>
      <text:p text:style-name="List_20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style: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achauhan</meta:initial-creator>
    <meta:creation-date>2015-02-25T19:24:00Z</meta:creation-date>
    <dc:date>2015-02-25T11:44:45.871847928</dc:date>
    <meta:editing-cycles>5</meta:editing-cycles>
    <meta:editing-duration>PT3S</meta:editing-duration>
    <meta:document-statistic meta:table-count="0" meta:image-count="0" meta:object-count="0" meta:page-count="2" meta:paragraph-count="15" meta:word-count="519" meta:character-count="2930" meta:non-whitespace-character-count="2428"/>
    <meta:template xlink:type="simple" xlink:actuate="onRequest" xlink:title="" xlink:href="Normal"/>
  </office:meta>
</office:document-meta>
</file>